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11c6" officeooo:paragraph-rsid="000411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rr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8-08T21:25:42.910000000</dc:date>
    <meta:editing-duration>PT49S</meta:editing-duration>
    <meta:editing-cycles>3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